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intenance</text:p>
                <text:p/>
              </text:list-item>
              <text:list-item>
                <text:p>Patching</text:p>
                <text:p/>
              </text:list-item>
              <text:list-item>
                <text:p>Future Developmen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ainten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ce you code is released, you will have to maintain it</text:p>
                <text:p/>
              </text:list-item>
              <text:list-item>
                <text:p>This includes:</text:p>
                <text:list>
                  <text:list-item>
                    <text:p><text:span text:style-name="T2">Bug fixing</text:span></text:p>
                  </text:list-item>
                  <text:list-item>
                    <text:p><text:span text:style-name="T2">Feature requests</text:span></text:p>
                  </text:list-item>
                  <text:list-item>
                    <text:p><text:span text:style-name="T2">New developments</text:span></text:p>
                  </text:list-item>
                  <text:list-item>
                    <text:p><text:span text:style-name="T2">Security fixes</text:span></text:p>
                  </text:list-item>
                  <text:list-item>
                    <text:p><text:span text:style-name="T2">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aintenance Tip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o not do development or patching on the master branch as you could ruin it and have nothing to fall back on;</text:span><text:span text:style-name="T3"><text:line-break/></text:span><text:span text:style-name="T3"><text:line-break/></text:span><text:span text:style-name="T3">Instead create a new branch and develop on that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You can merge it back it when it has been completely tested and is stable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aintenance Tip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Create a branch for each single purpose, such as fixing bug X</text:span><text:span text:style-name="T4"><text:line-break/></text:span><text:span text:style-name="T4"/></text:p>
                <text:p><text:span text:style-name="T4"/></text:p>
              </text:list-item>
              <text:list-item>
                <text:p><text:span text:style-name="T4">It makes it much easier to see which branches have which fixes in them</text:span></text:p>
                <text:p><text:span text:style-name="T4"/></text:p>
              </text:list-item>
              <text:list-item>
                <text:p><text:span text:style-name="T4">It makes it easier to merge code in when a bug is fixed, rather than waiting for each fix to become stable</text:span><text:span text:style-name="T5"><text:line-break/></text:span><text:span text:style-name="T5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Maintenance Tips</text:p>
          </draw:text-box>
        </draw:frame>
        <draw:frame presentation:style-name="pr6" draw:text-style-name="P3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<text:span text:style-name="T4">Keep your development branch up to date</text:span></text:p>
                <text:p><text:span text:style-name="T4"/></text:p>
              </text:list-item>
              <text:list-item>
                <text:p><text:span text:style-name="T4">This makes merging much easier and cleaner later </text:span></text:p>
                <text:p><text:span text:style-name="T4"/></text:p>
              </text:list-item>
              <text:list-item>
                <text:p><text:span text:style-name="T4">This ensures your code does not become obsolete or invalid during development/testing</text:span></text:p>
                <text:p><text:span text:style-name="T4"/></text:p>
              </text:list-item>
              <text:list-item>
                <text:p><text:span text:style-name="T4">Only commit back files you have changed;</text:span><text:span text:style-name="T4"><text:line-break/></text:span><text:span text:style-name="T4"><text:line-break/></text:span><text:span text:style-name="T4">Class files, configuration files, notes and other files can be cause a problem if they are merged back in 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atch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atching code is when you create an individual fix for a problem</text:p>
                <text:p/>
              </text:list-item>
              <text:list-item>
                <text:p>Patches can be distributed and applied to existing code</text:p>
                <text:p/>
              </text:list-item>
              <text:list-item>
                <text:p>Normally, you merge a working patch back into your code if it is stable </text:p>
                <text:p/>
              </text:list-item>
              <text:list-item>
                <text:p>It is very common to also distribute an individual patch for users that already have your code so that they do not need to update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atching</text:p>
          </draw:text-box>
        </draw:frame>
        <draw:frame presentation:style-name="pr6" draw:layer="layout" svg:width="25.199cm" svg:height="14.032cm" svg:x="1.4cm" svg:y="4.914cm" presentation:class="outline" presentation:user-transformed="true">
          <draw:text-box>
            <text:list text:style-name="L2">
              <text:list-item>
                <text:p>Patching is actually fairly easy to do with working code<text:line-break/></text:p>
              </text:list-item>
              <text:list-item>
                <text:p>A patch is just a diff between the changes you made to fix a problem and the code before the problem was changed<text:line-break/></text:p>
              </text:list-item>
              <text:list-item>
                <text:p>If you have two directories, one before a problem was solved and one after, you can create a diff between them with<text:line-break/><text:line-break/><text:span text:style-name="T6">diff <text:s/>-crB <text:s/>beforeFolder <text:s/>afterFolder <text:s/>&gt; <text:s/>changes1.patch</text:span><text:span text:style-name="T6"><text:line-break/></text:span><text:span text:style-name="T6"/></text:p>
              </text:list-item>
              <text:list-item>
                <text:p><text:span text:style-name="T7">This would create a file called </text:span><text:span text:style-name="T6">changes1.patch</text:span><text:span text:style-name="T7"> that contains the difference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atch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 can also create a patch on a per file basis with:<text:line-break/><text:line-break/><text:span text:style-name="T6">diff <text:s/>-cB beforeFile.py <text:s/>afterFile.py <text:s/>&gt; changes2.patch</text:span></text:p>
                <text:p><text:span text:style-name="T6"/></text:p>
              </text:list-item>
              <text:list-item>
                <text:p><text:span text:style-name="T7">This would create a file called </text:span><text:span text:style-name="T6">changes2.patch </text:span><text:span text:style-name="T7">that contains only the differences between those two files</text:span></text:p>
                <text:p><text:span text:style-name="T7"/></text:p>
              </text:list-item>
              <text:list-item>
                <text:p><text:span text:style-name="T7">Actually applying the patch itself is just as simple 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atching</text:p>
          </draw:text-box>
        </draw:frame>
        <draw:frame presentation:style-name="pr6" draw:layer="layout" svg:width="25.199cm" svg:height="14.113cm" svg:x="1.4cm" svg:y="4.914cm" presentation:class="outline" presentation:user-transformed="true">
          <draw:text-box>
            <text:list text:style-name="L2">
              <text:list-item>
                <text:p>To apply a patch, go into the directory you are patching and run the <text:span text:style-name="T6">patch </text:span><text:span text:style-name="T7">command</text:span><text:span text:style-name="T7"><text:line-break/></text:span><text:span text:style-name="T7"/></text:p>
              </text:list-item>
              <text:list-item>
                <text:p><text:span text:style-name="T7">This is done with:</text:span><text:span text:style-name="T7"><text:line-break/></text:span><text:span text:style-name="T7"><text:line-break/></text:span><text:span text:style-name="T6">patch <text:s/>-p1 <text:s/>&lt; <text:s/>changes1.patch</text:span><text:span text:style-name="T6"><text:line-break/></text:span><text:span text:style-name="T6"/></text:p>
              </text:list-item>
              <text:list-item>
                <text:p><text:span text:style-name="T7">This would apply all of the changes from the patch to all of the code applicable in the directory</text:span><text:span text:style-name="T7"><text:line-break/></text:span><text:span text:style-name="T7"/></text:p>
              </text:list-item>
              <text:list-item>
                <text:p><text:span text:style-name="T7">The </text:span><text:span text:style-name="T6">p1</text:span><text:span text:style-name="T7"> flag just is an indicator that the patch may not have been created on the same machine and should not be treated as if it wa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atching</text:p>
          </draw:text-box>
        </draw:frame>
        <draw:frame presentation:style-name="pr6" draw:layer="layout" svg:width="25.199cm" svg:height="15.996cm" svg:x="1.4cm" svg:y="4.914cm" presentation:class="outline" presentation:user-transformed="true">
          <draw:text-box>
            <text:list text:style-name="L2">
              <text:list-item>
                <text:p>To remove a previous patch, you can use almost the same command that was used to apply it<text:line-break/></text:p>
              </text:list-item>
              <text:list-item>
                <text:p>You need to patch that was used to apply the changes, to reverse them also<text:line-break/></text:p>
              </text:list-item>
              <text:list-item>
                <text:p>This is done with the <text:span text:style-name="T6">-R </text:span><text:span text:style-name="T7">flag which means remove</text:span><text:span text:style-name="T7"><text:line-break/></text:span><text:span text:style-name="T8"><text:line-break/></text:span><text:span text:style-name="T9">patch <text:s/>-p1 <text:s/>-R <text:s/>&lt; <text:s/>changes1.patch</text:span><text:span text:style-name="T6"> </text:span><text:span text:style-name="T6"><text:line-break/></text:span><text:span text:style-name="T6"/></text:p>
              </text:list-item>
              <text:list-item>
                <text:p><text:span text:style-name="T7">This will remove all of the changes previously applied by that patch</text:span><text:span text:style-name="T7"><text:line-break/></text:span><text:span text:style-name="T7"><text:line-break/></text:span><text:span text:style-name="T7">*Note: Another patch you applied could have one or two identical changes, thus removing partial changes of that patch as well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<text:s/>Future Development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For future development, you should plan the changes that need to occur and prioritize them</text:p>
                <text:p/>
              </text:list-item>
              <text:list-item>
                <text:p>You may also find people post bugs and feature requests after you release your code</text:p>
                <text:p/>
              </text:list-item>
              <text:list-item>
                <text:p>You should also mark your plans in the bug tracker for group tracking purposes</text:p>
                <text:p/>
              </text:list-item>
              <text:list-item>
                <text:p>You are encouraged to continue development after this course is complet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3DT14H16M2S</meta:editing-duration>
    <meta:editing-cycles>250</meta:editing-cycles>
    <dc:date>2012-02-29T00:24:46</dc:date>
    <dc:creator>Ren </dc:creator>
    <meta:generator>LibreOffice/3.3$Unix LibreOffice_project/330m19$Build-401</meta:generator>
    <meta:document-statistic meta:object-count="81"/>
  </office:meta>
</office:document-meta>
</file>